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bb9" officeooo:paragraph-rsid="001b9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ar Hiring Manager,</text:p>
      <text:p text:style-name="Text_20_body">With great mirth and jest, I send this letter to thee, To present my humble self, a security engineer of great degree. A knight of cyber security, I have battled with all my might, To protect networks and systems, day and night.</text:p>
      <text:p text:style-name="Text_20_body">In this realm of technology, where threats are many, And data breaches are a bane, to every penny, I come before thee, to pledge my troth, To serve and safeguard, with honesty and truth.</text:p>
      <text:p text:style-name="Text_20_body">With a hand as swift as mercury, and a mind as sharp as steel, I have tackled many challenges, with a heart of zeal. I have traversed firewalls, with ease and flair, And defeated malware, with a knightly air.</text:p>
      <text:p text:style-name="Text_20_body">My armour of knowledge, is fashioned with care, In cryptography, coding and software repair, I have studied with masters, in every school, And honed my skills, to a razor's edge, so cool.</text:p>
      <text:p text:style-name="Text_20_body">I am well versed in security, both application and web, And can protect them from attackers, who want to stab and nab, With skills of penetration testing, and code review, I can find every vulnerability, and make it anew.</text:p>
      <text:p text:style-name="Text_20_body">So, if thou art seeking a security engineer, of great renown, Look no further, for thy search is done and done, I am ready to serve, with honour and might, And be thy trusted knight, in cyber security's fight.</text:p>
      <text:p text:style-name="Text_20_body">With regards to thee, I await your response, And hope to be called, to join thy team of defence.</text:p>
      <text:p text:style-name="Text_20_body">Yours truly,</text:p>
      <text:p text:style-name="P1">Aaron Kingsley Clar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00:15:55.103697070</meta:creation-date>
    <dc:date>2023-05-05T00:16:37.799954887</dc:date>
    <meta:editing-duration>PT43S</meta:editing-duration>
    <meta:editing-cycles>1</meta:editing-cycles>
    <meta:document-statistic meta:table-count="0" meta:image-count="0" meta:object-count="0" meta:page-count="1" meta:paragraph-count="10" meta:word-count="252" meta:character-count="1387" meta:non-whitespace-character-count="1145"/>
    <meta:generator>LibreOffice/7.3.7.2$Linux_X86_64 LibreOffice_project/30$Build-2</meta:generator>
  </office:meta>
</office:document-meta>
</file>